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c36bb" officeooo:paragraph-rsid="000c36bb"/>
    </style:style>
    <style:style style:name="P2" style:family="paragraph" style:parent-style-name="Standard">
      <style:text-properties style:font-name="Calibri" officeooo:rsid="000c36bb" officeooo:paragraph-rsid="000d7f07"/>
    </style:style>
    <style:style style:name="P3" style:family="paragraph" style:parent-style-name="Standard">
      <style:text-properties officeooo:paragraph-rsid="0012cb87"/>
    </style:style>
    <style:style style:name="P4" style:family="paragraph" style:parent-style-name="Standard">
      <style:text-properties officeooo:paragraph-rsid="00165459"/>
    </style:style>
    <style:style style:name="P5" style:family="paragraph" style:parent-style-name="Standard">
      <style:text-properties officeooo:rsid="00185bbc" officeooo:paragraph-rsid="00185bbc"/>
    </style:style>
    <style:style style:name="P6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0c36bb" officeooo:paragraph-rsid="000c36bb"/>
    </style:style>
    <style:style style:name="P7" style:family="paragraph" style:parent-style-name="Standard">
      <style:text-properties fo:font-variant="normal" fo:text-transform="none" fo:color="#222222" style:font-name="Calibri" fo:font-size="12pt" fo:letter-spacing="normal" fo:font-style="normal" fo:font-weight="normal" officeooo:rsid="001069d3" officeooo:paragraph-rsid="0012cb87" style:font-size-asian="12pt" style:font-size-complex="12pt"/>
    </style:style>
    <style:style style:name="P8" style:family="paragraph" style:parent-style-name="Standard">
      <style:text-properties fo:font-variant="normal" fo:text-transform="none" fo:color="#222222" style:font-name="Calibri" fo:font-size="12pt" fo:letter-spacing="normal" fo:font-style="normal" fo:font-weight="normal" officeooo:rsid="00191415" officeooo:paragraph-rsid="00191415" style:font-size-asian="12pt" style:font-size-complex="12pt"/>
    </style:style>
    <style:style style:name="P9" style:family="paragraph" style:parent-style-name="Standard">
      <style:text-properties fo:font-variant="normal" fo:text-transform="none" fo:color="#222222" style:font-name="Calibri" fo:font-size="12pt" fo:letter-spacing="normal" fo:font-style="normal" fo:font-weight="normal" officeooo:rsid="001b1e62" officeooo:paragraph-rsid="001b1e62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Calibri" fo:font-size="12pt" fo:letter-spacing="normal" fo:font-style="normal" fo:font-weight="normal" officeooo:rsid="001c2f30" officeooo:paragraph-rsid="001c2f30" style:font-size-asian="12pt" style:font-size-complex="12pt"/>
    </style:style>
    <style:style style:name="T1" style:family="text">
      <style:text-properties fo:font-variant="normal" fo:text-transform="none" fo:color="#222222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22222" fo:font-size="12pt" fo:letter-spacing="normal" fo:font-style="normal" fo:font-weight="normal" officeooo:rsid="000db59b" style:font-size-asian="12pt" style:font-size-complex="12pt"/>
    </style:style>
    <style:style style:name="T3" style:family="text">
      <style:text-properties fo:font-variant="normal" fo:text-transform="none" fo:color="#222222" fo:font-size="12pt" fo:letter-spacing="normal" fo:font-style="normal" fo:font-weight="normal" officeooo:rsid="0011da75" style:font-size-asian="12pt" style:font-size-complex="12pt"/>
    </style:style>
    <style:style style:name="T4" style:family="text">
      <style:text-properties fo:font-variant="normal" fo:text-transform="none" fo:color="#222222" style:font-name="Calibri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22222" style:font-name="Calibri" fo:font-size="12pt" fo:letter-spacing="normal" fo:font-style="normal" fo:font-weight="normal" officeooo:rsid="000f6616" style:font-size-asian="12pt" style:font-size-complex="12pt"/>
    </style:style>
    <style:style style:name="T6" style:family="text">
      <style:text-properties fo:font-variant="normal" fo:text-transform="none" fo:color="#222222" style:font-name="Calibri" fo:font-size="12pt" fo:letter-spacing="normal" fo:font-style="normal" fo:font-weight="normal" officeooo:rsid="001069d3" style:font-size-asian="12pt" style:font-size-complex="12pt"/>
    </style:style>
    <style:style style:name="T7" style:family="text">
      <style:text-properties fo:font-variant="normal" fo:text-transform="none" fo:color="#222222" style:font-name="Calibri" fo:font-size="12pt" fo:letter-spacing="normal" fo:font-style="normal" fo:font-weight="normal" officeooo:rsid="0012cb87" style:font-size-asian="12pt" style:font-size-complex="12pt"/>
    </style:style>
    <style:style style:name="T8" style:family="text">
      <style:text-properties fo:font-variant="normal" fo:text-transform="none" fo:color="#222222" style:font-name="Calibri" fo:font-size="12pt" fo:letter-spacing="normal" fo:font-style="normal" fo:font-weight="normal" officeooo:rsid="00105ea7" style:font-size-asian="12pt" style:font-size-complex="12pt"/>
    </style:style>
    <style:style style:name="T9" style:family="text">
      <style:text-properties fo:font-variant="normal" fo:text-transform="none" fo:color="#222222" style:font-name="Calibri" fo:font-size="12pt" fo:letter-spacing="normal" fo:font-style="normal" fo:font-weight="normal" officeooo:rsid="0011da75" style:font-size-asian="12pt" style:font-size-complex="12pt"/>
    </style:style>
    <style:style style:name="T10" style:family="text">
      <style:text-properties fo:font-variant="normal" fo:text-transform="none" fo:color="#222222" style:font-name="Calibri" fo:font-size="12pt" fo:letter-spacing="normal" fo:font-style="normal" fo:font-weight="normal" officeooo:rsid="00178a00" style:font-size-asian="12pt" style:font-size-complex="12pt"/>
    </style:style>
    <style:style style:name="T11" style:family="text">
      <style:text-properties fo:font-variant="normal" fo:text-transform="none" fo:color="#222222" style:font-name="Calibri" fo:font-size="12pt" fo:letter-spacing="normal" fo:font-style="normal" fo:font-weight="normal" officeooo:rsid="00165459" style:font-size-asian="12pt" style:font-size-complex="12pt"/>
    </style:style>
    <style:style style:name="T12" style:family="text">
      <style:text-properties fo:font-variant="normal" fo:text-transform="none" fo:color="#222222" style:font-name="Calibri" fo:font-size="12pt" fo:letter-spacing="normal" fo:font-style="normal" fo:font-weight="normal" officeooo:rsid="00185bbc" style:font-size-asian="12pt" style:font-size-complex="12pt"/>
    </style:style>
    <style:style style:name="T13" style:family="text">
      <style:text-properties fo:font-variant="normal" fo:text-transform="none" fo:color="#222222" style:font-name="Calibri" fo:font-size="12pt" fo:letter-spacing="normal" fo:font-style="normal" fo:font-weight="normal" officeooo:rsid="00191415" style:font-size-asian="12pt" style:font-size-complex="12pt"/>
    </style:style>
    <style:style style:name="T14" style:family="text">
      <style:text-properties officeooo:rsid="000d7f07"/>
    </style:style>
    <style:style style:name="T15" style:family="text">
      <style:text-properties officeooo:rsid="0011da75"/>
    </style:style>
    <style:style style:name="T16" style:family="text">
      <style:text-properties fo:color="#800000"/>
    </style:style>
    <style:style style:name="T17" style:family="text">
      <style:text-properties fo:color="#800000" officeooo:rsid="001c2f30"/>
    </style:style>
    <style:style style:name="T18" style:family="text">
      <style:text-properties officeooo:rsid="001d72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TIATION À LA RECHERCHE <text:tab/> - MorphoJ</text:p>
      <text:p text:style-name="P6"/>
      <text:p text:style-name="P1"/>
      <text:p text:style-name="P2">Morphometry is a quantitative analysis of the f<text:span text:style-name="T15">or</text:span>m, including size and shape. It is <text:span text:style-name="T14">commonly </text:span>performed on organisms, useful on fossil record analyse, <text:span text:style-name="T14">to analyse the impact of mutations on shape </text:span><text:span text:style-name="T1">developmental changes in form, covariances between ecological factors and shape, as well for estimating quantitative-genetic parameters of shape. <text:s/></text:span><text:span text:style-name="T2">Studies use the arrangement of morphological landsmark and extract the shape information by using a technique called Procrustes superimposition, which remove variation in size, position and orientation </text:span><text:span text:style-name="T3">on the landsmarks coordinates</text:span><text:span text:style-name="T2"> to enable the possibility to make </text:span><text:span text:style-name="T3">morphometric</text:span><text:span text:style-name="T2"> analysis. </text:span><text:span text:style-name="T3">These superimposed landsmarks can be used in multivariate statistical analyses.</text:span></text:p>
      <text:p text:style-name="P7"/>
      <text:p text:style-name="P3"><text:span text:style-name="T6">This article talking about MorphoJ, a </text:span><text:span text:style-name="T7">free</text:span><text:span text:style-name="T6"> software </text:span><text:span text:style-name="T5">created by </text:span><text:span text:style-name="T7">the </text:span><text:span text:style-name="T4">Klingenberg lab </text:span><text:span text:style-name="T5"> </text:span><text:span text:style-name="T6">and</text:span><text:span text:style-name="T5"> written in Java, </text:span><text:span text:style-name="T7">available on Windows, Mac and Unix/Linux, </text:span><text:span text:style-name="T6">which</text:span><text:span text:style-name="T5"> can perform morphometric analysis in different biological contexts. </text:span><text:span text:style-name="T8">It offers an </text:span><text:span text:style-name="T7">flexible</text:span><text:span text:style-name="T8"> and user-friendly environment for standard multivariate analyses. </text:span><text:span text:style-name="T9">It allows </text:span><text:span text:style-name="T7">users</text:span><text:span text:style-name="T9"> to have a single and integrated environment for morphometrics analyses, </text:span><text:span text:style-name="T7">to concentrate </text:span><text:span text:style-name="T10">studies</text:span><text:span text:style-name="T7"> on the biological and statistical aspects.</text:span></text:p>
      <text:p text:style-name="P4"><text:span text:style-name="T7">T</text:span><text:span text:style-name="T11">o use MorphoJ, text files or files in the formats of other morphometric programs are necessary, then we extract the shape information from the dat</text:span><text:span text:style-name="T10">a</text:span><text:span text:style-name="T11"> with a procrusted superimposition. </text:span><text:span text:style-name="T10">It produces a new set of shape variables, </text:span><text:span text:style-name="T12">After this step, large analyses can be done on shape information or to relate it with other information.</text:span></text:p>
      <text:p text:style-name="P5"><text:span text:style-name="T4">MorphoJ can search outliers in the data, </text:span><text:span text:style-name="T13">repair the mistake where landsmarks were recorded in the wrong order.</text:span></text:p>
      <text:p text:style-name="P8"/>
      <text:p text:style-name="P8">The standard methods of multivariate statistics are implemented on MorphoJ</text:p>
      <text:p text:style-name="P9">Principal component analyses can be used on MorphoJ to examine the features of shape variation and as a ordination analyses to examine the arrangement of specimens in morphospace. </text:p>
      <text:p text:style-name="P9">A different type of ordination analyses can be done, as Canonical variate analysis which maximizes the separation of specified groups, <text:span text:style-name="T16">A discrimant analysis with cross-validation species </text:span><text:span text:style-name="T17">can provide an indication if the groups can be distinguish reliably.</text:span></text:p>
      <text:p text:style-name="P10">Matrix correlation <text:span text:style-name="T18">permits to compare the the patterns of shape variation and assessed statiscally with matrix permutation tests adapted specificallyto geometric morphometric data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0:23:20.769626531</meta:creation-date>
    <meta:generator>LibreOffice/5.3.1.2$Linux_X86_64 LibreOffice_project/30m0$Build-2</meta:generator>
    <dc:date>2017-11-09T11:31:52.520825733</dc:date>
    <meta:editing-duration>PT9M14S</meta:editing-duration>
    <meta:editing-cycles>2</meta:editing-cycles>
    <meta:document-statistic meta:table-count="0" meta:image-count="0" meta:object-count="0" meta:page-count="1" meta:paragraph-count="9" meta:word-count="340" meta:character-count="2337" meta:non-whitespace-character-count="2001"/>
  </office:meta>
</office:document-meta>
</file>